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ing_20_1">
      <style:paragraph-properties fo:margin-top="0in" fo:margin-bottom="0.0972in" style:contextual-spacing="false" fo:line-height="115%"/>
    </style:style>
    <style:style style:name="P2" style:family="paragraph" style:parent-style-name="Standard">
      <style:paragraph-properties fo:margin-left="0in" fo:margin-right="0in" style:line-height-at-least="0.198in" fo:text-indent="0in" style:auto-text-indent="false"/>
      <style:text-properties officeooo:paragraph-rsid="001e34c9"/>
    </style:style>
    <style:style style:name="P3" style:family="paragraph" style:parent-style-name="Heading_20_1">
      <style:paragraph-properties fo:margin-top="0in" fo:margin-bottom="0.0972in" style:contextual-spacing="false" fo:line-height="115%"/>
      <style:text-properties fo:font-size="14pt" fo:font-weight="normal" officeooo:paragraph-rsid="001e34c9" style:font-size-asian="14pt" style:font-weight-asian="normal" style:font-size-complex="14pt" style:font-weight-complex="normal"/>
    </style:style>
    <style:style style:name="P4" style:family="paragraph" style:parent-style-name="Text_20_body">
      <style:paragraph-properties fo:margin-top="0in" fo:margin-bottom="0.0972in" style:contextual-spacing="false" fo:line-height="115%"/>
    </style:style>
    <style:style style:name="P5" style:family="paragraph" style:parent-style-name="Horizontal_20_Line">
      <style:paragraph-properties fo:margin-top="0in" fo:margin-bottom="0.0972in" style:contextual-spacing="false" fo:line-height="115%"/>
    </style:style>
    <style:style style:name="P6" style:family="paragraph" style:parent-style-name="Heading_20_2">
      <style:paragraph-properties fo:margin-top="0in" fo:margin-bottom="0.0972in" style:contextual-spacing="false" fo:line-height="115%"/>
    </style:style>
    <style:style style:name="P7" style:family="paragraph" style:parent-style-name="Text_20_body" style:list-style-name="L1"/>
    <style:style style:name="P8" style:family="paragraph" style:parent-style-name="Quotations">
      <style:paragraph-properties fo:margin-top="0in" fo:margin-bottom="0.0972in" style:contextual-spacing="false" fo:line-height="115%"/>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T1" style:family="text">
      <style:text-properties officeooo:rsid="001e34c9"/>
    </style:style>
    <style:style style:name="T2" style:family="text">
      <style:text-properties style:text-position="super 58%" officeooo:rsid="001e34c9"/>
    </style:style>
    <style:style style:name="T3" style:family="text">
      <style:text-properties officeooo:rsid="0005ce01"/>
    </style:style>
    <style:style style:name="T4" style:family="text">
      <style:text-properties officeooo:rsid="001f635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p text:style-name="P2"/>
      <text:p text:style-name="P2"/>
      <text:p text:style-name="P2"/>
      <text:h text:style-name="P3" text:outline-level="1">Toward a Lower Human Metabolic Baseline</text:h>
      <text:p text:style-name="P2">Tyson Jeffreys</text:p>
      <text:p text:style-name="P2">Independent Researcher</text:p>
      <text:p text:style-name="P2">tyson@staygolden.dev</text:p>
      <text:p text:style-name="P2"/>
      <text:p text:style-name="P2">Version 1.0 — <text:span text:style-name="T1">January 3</text:span><text:span text:style-name="T2">rd</text:span><text:span text:style-name="T3">,</text:span> 202<text:span text:style-name="T4">6</text:span></text:p>
      <text:h text:style-name="P1"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 text:outline-level="1"><text:soft-page-break/>Toward a Lower Human Metabolic Baseline</text:h>
      <text:p text:style-name="Text_20_body"><text:span text:style-name="Strong_20_Emphasis">Micro-Ventilation, Diaphragm-Led Control, and Autonomic Coherence</text:span></text:p>
      <text:p text:style-name="P5"/>
      <text:h text:style-name="P6" text:outline-level="2">Abstract</text:h>
      <text:p text:style-name="Text_20_body">Modern humans routinely ventilate far above immediate metabolic demand, a pattern associated with chronic sympathetic activation, elevated stress physiology, and metabolic inefficiency. While respiration is commonly modeled as a volumetric response to oxygen need, respiratory physiology demonstrates that ventilation is governed primarily by carbon dioxide (CO₂), airway resistance, and autonomic feedback loops.</text:p>
      <text:p text:style-name="Text_20_body">This paper proposes that humans possess an underexplored lower metabolic baseline characterized by ultra-low, mechanically constrained ventilation (“micro-ventilation”) that more closely matches cellular gas-exchange requirements. Such a baseline may be established and stabilized through diaphragm-led breathing and mechanically constrained airflow. During early training, minimizing stress-driven overbreathing may aid stabilization; however, once established, this baseline can persist automatically through normal cognition and activity.</text:p>
      <text:p text:style-name="Text_20_body">Ancient hatha yoga practices may encode practical, mechanical methods for retraining respiratory control toward this lower baseline. This paper reframes these practices using modern physiological principles, presents phenomenological observations consistent with metabolic down-regulation, defines explicit biological limits, and proposes testable research directions. The framework does not claim metabolic suspension or elimination of oxygen requirements, but rather a recalibration of ventilation to true metabolic demand.</text:p>
      <text:p text:style-name="P5"/>
      <text:h text:style-name="P6" text:outline-level="2">1. Background: Ventilation and Metabolic Mismatch</text:h>
      <text:p text:style-name="Text_20_body">At rest, modern adults typically breathe with:</text:p>
      <text:list text:style-name="L1">
        <text:list-item>
          <text:p text:style-name="P7">tidal volume ≈ 500 mL</text:p>
        </text:list-item>
        <text:list-item>
          <text:p text:style-name="P7">respiratory rate ≈ 12–20 breaths per minute</text:p>
        </text:list-item>
      </text:list>
      <text:p text:style-name="Text_20_body">However, resting metabolic oxygen demand is substantially lower than what this pattern supplies. Respiratory drive is governed primarily by CO₂ concentration detected by central and peripheral chemoreceptors, not by oxygen availability. Chronic over-ventilation reduces arterial CO₂ (hypocapnia), altering blood pH, increasing neural excitability, and biasing autonomic tone toward sympathetic dominance.</text:p>
      <text:p text:style-name="Text_20_body">Modern environments—characterized by sustained cognitive engagement, psychosocial stress, posture-induced thoracic restriction, and continuous stimulation—encourage elevated ventilation even at rest. This suggests a widespread mismatch between ventilation and true metabolic demand, potentially contributing to chronic stress physiology and metabolic inefficiency.</text:p>
      <text:p text:style-name="P5"/>
      <text:h text:style-name="P6" text:outline-level="2"><text:soft-page-break/>2. The Concept of a Metabolic Baseline</text:h>
      <text:p text:style-name="Text_20_body">This paper introduces the concept of a <text:span text:style-name="Strong_20_Emphasis">metabolic baseline</text:span>:</text:p>
      <text:p text:style-name="P8"><text:span text:style-name="Emphasis">A dynamically stable physiological setpoint at which ventilation, autonomic tone, and cellular energy demand are aligned with minimal sustainable metabolic activity.</text:span></text:p>
      <text:p text:style-name="Text_20_body">Key characteristics:</text:p>
      <text:list text:style-name="L2">
        <text:list-item>
          <text:p text:style-name="P9">not sleep or unconsciousness</text:p>
        </text:list-item>
        <text:list-item>
          <text:p text:style-name="P9">not collapse or hypoxia</text:p>
        </text:list-item>
        <text:list-item>
          <text:p text:style-name="P9">allows smooth oscillation between sympathetic and parasympathetic states</text:p>
        </text:list-item>
        <text:list-item>
          <text:p text:style-name="P9">characterized by minimal ventilatory effort and frequency</text:p>
        </text:list-item>
        <text:list-item>
          <text:p text:style-name="P9">compatible with normal cognition, movement, and perception</text:p>
        </text:list-item>
      </text:list>
      <text:p text:style-name="Text_20_body">This baseline differs from conventional “resting” states, which often remain metabolically elevated due to habitual over-breathing and residual sympathetic activation.</text:p>
      <text:p text:style-name="P5"/>
      <text:h text:style-name="P6" text:outline-level="2">3. Micro-Ventilation and Upper-Airway Resistance</text:h>
      <text:p text:style-name="Text_20_body">Airflow through the respiratory tract is highly sensitive to airway radius (Poiseuille’s law). Small increases in resistance—particularly at the nasal or nasopharyngeal level—can dramatically reduce airflow without requiring conscious suppression of breathing.</text:p>
      <text:p text:style-name="Text_20_body">Mechanically increasing upper-airway resistance:</text:p>
      <text:list text:style-name="L3">
        <text:list-item>
          <text:p text:style-name="P10">enforces reduced tidal volume</text:p>
        </text:list-item>
        <text:list-item>
          <text:p text:style-name="P10">prevents compensatory deep inhalation</text:p>
        </text:list-item>
        <text:list-item>
          <text:p text:style-name="P10">increases CO₂ tolerance</text:p>
        </text:list-item>
        <text:list-item>
          <text:p text:style-name="P10">suppresses excessive respiratory motor output</text:p>
        </text:list-item>
        <text:list-item>
          <text:p text:style-name="P10">biases parasympathetic dominance via vagal afferents</text:p>
        </text:list-item>
      </text:list>
      <text:p text:style-name="Text_20_body">When ventilation is mechanically constrained rather than cognitively controlled, respiratory control loops recalibrate toward minimal sufficient airflow. This phenomenon is referred to here as <text:span text:style-name="Strong_20_Emphasis">micro-ventilation</text:span>.</text:p>
      <text:p text:style-name="Text_20_body">Importantly, once stabilized, micro-ventilation operates automatically and does not require ongoing attentional effort or reduced cognitive activity.</text:p>
      <text:p text:style-name="P5"/>
      <text:h text:style-name="P6" text:outline-level="2"><text:soft-page-break/></text:h>
      <text:h text:style-name="P6" text:outline-level="2">3.1 Diaphragm-Led Ventilatory Recalibration</text:h>
      <text:p text:style-name="Text_20_body">A critical but underexamined requirement for micro-ventilation is the <text:span text:style-name="Strong_20_Emphasis">retraining of respiratory control away from chest-based breathing and toward diaphragm-led motion</text:span>.</text:p>
      <text:p text:style-name="Text_20_body">In most modern individuals, ventilation is supported by accessory muscles of the chest and neck, allowing tidal volume to exceed metabolic demand without conscious awareness. This pattern persists even during rest and low activity.</text:p>
      <text:p text:style-name="Text_20_body">Hatha yoga texts, often interpreted symbolically, can be re-read as <text:span text:style-name="Strong_20_Emphasis">procedural constraints that restore diaphragm-dominant breathing</text:span>. Rather than instructing practitioners to “breathe less,” these practices limit thoracic expansion and redirect respiratory motion toward the diaphragm through posture, muscular engagement, and attentional placement.</text:p>
      <text:p text:style-name="Text_20_body">From a physiological perspective, this produces several effects:</text:p>
      <text:list text:style-name="L4">
        <text:list-item>
          <text:p text:style-name="P11">suppression of accessory muscle recruitment</text:p>
        </text:list-item>
        <text:list-item>
          <text:p text:style-name="P11">limitation of involuntary over-inhalation</text:p>
        </text:list-item>
        <text:list-item>
          <text:p text:style-name="P11">enforcement of ventilation governed primarily by diaphragmatic excursion</text:p>
        </text:list-item>
        <text:list-item>
          <text:p text:style-name="P11">temporary use of awareness as a feedback interface during retraining</text:p>
        </text:list-item>
      </text:list>
      <text:p text:style-name="Text_20_body">As ventilation slows, diaphragmatic movement becomes increasingly subtle and patterned. Allowing breathing to be guided exclusively by this intrinsic motion—without chest involvement—results in highly precise, “threaded” ventilation that closely tracks metabolic demand.</text:p>
      <text:p text:style-name="Text_20_body">This process relies on <text:span text:style-name="Strong_20_Emphasis">mechanical constraints and feedback</text:span>, not breath suppression or cognitive inhibition. Awareness may be used during the retraining phase to detect and release competing respiratory patterns; however, once chemoreceptor sensitivity and respiratory mechanics recalibrate, the pattern stabilizes automatically and persists independently of attention.</text:p>
      <text:p text:style-name="Text_20_body">Within this framework, classical descriptions of “aligning purusha and prakriti” may be interpreted not as metaphysical union, but as the <text:span text:style-name="Strong_20_Emphasis">alignment of awareness with intrinsic physiological control loops during retraining</text:span>, after which regulation becomes automatic.</text:p>
      <text:p text:style-name="P5"/>
      <text:h text:style-name="P6" text:outline-level="2">4. Phenomenology Consistent with Metabolic Down-Regulation</text:h>
      <text:p text:style-name="Text_20_body">Reported observations during sustained micro-ventilation and diaphragm-led breathing include:</text:p>
      <text:list text:style-name="L5">
        <text:list-item>
          <text:p text:style-name="P12">near-imperceptible breathing</text:p>
        </text:list-item>
        <text:list-item>
          <text:p text:style-name="P12">reduced variability in heart rate reactivity</text:p>
        </text:list-item>
        <text:list-item>
          <text:p text:style-name="P12">dominant parasympathetic tone at baseline</text:p>
        </text:list-item>
        <text:list-item>
          <text:p text:style-name="P12">reduced stress reactivity under load</text:p>
        </text:list-item>
        <text:list-item>
          <text:p text:style-name="P12"><text:soft-page-break/>improved efficiency of movement and perception</text:p>
        </text:list-item>
        <text:list-item>
          <text:p text:style-name="P12">altered appetite patterns during periods of repair or recalibration</text:p>
        </text:list-item>
      </text:list>
      <text:p text:style-name="Text_20_body">These observations are presented as phenomenological correlations consistent with known autonomic and metabolic responses to reduced ventilatory demand, not as diagnostic markers.</text:p>
      <text:p text:style-name="P5"/>
      <text:h text:style-name="P6" text:outline-level="2">5. Physiological Limits and Constraints</text:h>
      <text:p text:style-name="Text_20_body">This framework explicitly recognizes biological boundaries:</text:p>
      <text:list text:style-name="L6">
        <text:list-item>
          <text:p text:style-name="P13">Humans cannot enter true hibernation.</text:p>
        </text:list-item>
        <text:list-item>
          <text:p text:style-name="P13">Oxygen and CO₂ exchange remain mandatory.</text:p>
        </text:list-item>
        <text:list-item>
          <text:p text:style-name="P13">Core temperature regulation must be maintained.</text:p>
        </text:list-item>
        <text:list-item>
          <text:p text:style-name="P13">CO₂ accumulation imposes strict survival limits.</text:p>
        </text:list-item>
        <text:list-item>
          <text:p text:style-name="P13">Metabolic activity cannot be suspended indefinitely.</text:p>
        </text:list-item>
      </text:list>
      <text:p text:style-name="Text_20_body">This paper does <text:span text:style-name="Strong_20_Emphasis">not</text:span> claim:</text:p>
      <text:list text:style-name="L7">
        <text:list-item>
          <text:p text:style-name="P14">elimination of oxygen requirements</text:p>
        </text:list-item>
        <text:list-item>
          <text:p text:style-name="P14">metabolic suspension</text:p>
        </text:list-item>
        <text:list-item>
          <text:p text:style-name="P14">immunity to hypoxia</text:p>
        </text:list-item>
        <text:list-item>
          <text:p text:style-name="P14">extreme lifespan extension</text:p>
        </text:list-item>
      </text:list>
      <text:p text:style-name="Text_20_body">The focus is <text:span text:style-name="Strong_20_Emphasis">efficiency and regulation</text:span>, not metabolic extremes.</text:p>
      <text:p text:style-name="P5"/>
      <text:h text:style-name="P6" text:outline-level="2">6. Implications</text:h>
      <text:p text:style-name="Text_20_body">Approaching a lower metabolic baseline may have implications for:</text:p>
      <text:list text:style-name="L8">
        <text:list-item>
          <text:p text:style-name="P15">autonomic rehabilitation following chronic stress</text:p>
        </text:list-item>
        <text:list-item>
          <text:p text:style-name="P15">metabolic efficiency and inflammatory load</text:p>
        </text:list-item>
        <text:list-item>
          <text:p text:style-name="P15">sleep architecture and recovery</text:p>
        </text:list-item>
        <text:list-item>
          <text:p text:style-name="P15">reframing meditation research in physiological terms</text:p>
        </text:list-item>
        <text:list-item>
          <text:p text:style-name="P15">rehabilitation strategies for hyperventilation syndromes</text:p>
        </text:list-item>
        <text:list-item>
          <text:p text:style-name="P15">control architectures for embodied AI and robotics</text:p>
        </text:list-item>
      </text:list>
      <text:p text:style-name="Text_20_body">These implications arise from improved regulation rather than altered biological limits.</text:p>
      <text:p text:style-name="P5"/>
      <text:h text:style-name="P6" text:outline-level="2"><text:soft-page-break/>7. Proposed Research Directions</text:h>
      <text:list text:style-name="L9">
        <text:list-item>
          <text:p text:style-name="P16">Continuous CO₂ and ventilation monitoring in trained subjects</text:p>
        </text:list-item>
        <text:list-item>
          <text:p text:style-name="P16">Autonomic markers during mechanically constrained ventilation</text:p>
        </text:list-item>
        <text:list-item>
          <text:p text:style-name="P16">Cognitive load versus ventilatory demand experiments</text:p>
        </text:list-item>
        <text:list-item>
          <text:p text:style-name="P16">Comparisons with elite breath-control populations</text:p>
        </text:list-item>
        <text:list-item>
          <text:p text:style-name="P16">Longitudinal studies of metabolic efficiency and repair markers</text:p>
        </text:list-item>
      </text:list>
      <text:p text:style-name="Text_20_body">All proposed investigations are feasible using existing physiological instrumentation.</text:p>
      <text:p text:style-name="P5"/>
      <text:h text:style-name="P6" text:outline-level="2">Closing Note</text:h>
      <text:p text:style-name="Text_20_body">This paper does not seek to resolve consciousness, redefine biology, or revive mysticism. It proposes that modern physiology has under-integrated the role of diaphragm-led control and mechanically constrained ventilation in autonomic and metabolic regulation. The question is not whether humans can exceed biological limits, but whether we have lost access to a more efficient baseline that remains physiologically available.</text:p>
      <text:p text:style-name="Text_20_body"/>
      <text:p text:style-name="Text_20_body"/>
      <text:p text:style-name="Text_20_body"/>
      <text:p text:style-name="Text_20_body"><text:span text:style-name="Strong_20_Emphasis">Author’s Note</text:span><text:line-break/>This paper was authored by the undersigned. Large language model tools were used as a collaborative aid for drafting, editing, and clarity, while all concepts, observations, and conclusions remain the author’s ow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3T23:37:11.797427000</meta:creation-date>
    <dc:date>2026-01-04T01:37:59.848978000</dc:date>
    <meta:editing-duration>PT1H48M20S</meta:editing-duration>
    <meta:editing-cycles>2</meta:editing-cycles>
    <meta:generator>LibreOffice/25.8.2.2$MacOSX_AARCH64 LibreOffice_project/d401f2107ccab8f924a8e2df40f573aab7605b6f</meta:generator>
    <meta:print-date>2026-01-03T23:55:58.062083000</meta:print-date>
    <meta:printed-by>PDF files</meta:printed-by>
    <meta:document-statistic meta:table-count="0" meta:image-count="0" meta:object-count="0" meta:page-count="6" meta:paragraph-count="90" meta:word-count="1152" meta:character-count="8879" meta:non-whitespace-character-count="7873"/>
  </office:meta>
</office:document-meta>
</file>